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308d1" officeooo:paragraph-rsid="006308d1"/>
    </style:style>
    <style:style style:name="P18" style:family="paragraph" style:parent-style-name="Standard">
      <style:text-properties officeooo:rsid="006308d1" officeooo:paragraph-rsid="00a90dad"/>
    </style:style>
    <style:style style:name="P19" style:family="paragraph" style:parent-style-name="Standard">
      <style:text-properties officeooo:rsid="006ea4fc" officeooo:paragraph-rsid="006ea4fc"/>
    </style:style>
    <style:style style:name="P20" style:family="paragraph" style:parent-style-name="Standard">
      <style:text-properties officeooo:rsid="006f1dda" officeooo:paragraph-rsid="006f1dda"/>
    </style:style>
    <style:style style:name="P21" style:family="paragraph" style:parent-style-name="Standard">
      <style:text-properties officeooo:rsid="006203b2" officeooo:paragraph-rsid="00ac1ff0"/>
    </style:style>
    <style:style style:name="P22" style:family="paragraph" style:parent-style-name="Standard">
      <style:text-properties officeooo:rsid="006203b2" officeooo:paragraph-rsid="00e3f5dd"/>
    </style:style>
    <style:style style:name="P23" style:family="paragraph" style:parent-style-name="Standard">
      <style:text-properties officeooo:rsid="006203b2" officeooo:paragraph-rsid="00feeb62"/>
    </style:style>
    <style:style style:name="P24" style:family="paragraph" style:parent-style-name="Body">
      <style:text-properties officeooo:paragraph-rsid="001b92ce"/>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cebf3" officeooo:paragraph-rsid="002cebf3"/>
    </style:style>
    <style:style style:name="P29" style:family="paragraph" style:parent-style-name="Body">
      <style:text-properties officeooo:rsid="00536c9d" officeooo:paragraph-rsid="00536c9d"/>
    </style:style>
    <style:style style:name="P30" style:family="paragraph" style:parent-style-name="Body">
      <style:text-properties officeooo:rsid="002d178e" officeooo:paragraph-rsid="003a16f0"/>
    </style:style>
    <style:style style:name="P31" style:family="paragraph" style:parent-style-name="Body">
      <style:text-properties officeooo:rsid="002c21a3" officeooo:paragraph-rsid="002c21a3"/>
    </style:style>
    <style:style style:name="P32" style:family="paragraph" style:parent-style-name="Body">
      <style:text-properties officeooo:rsid="003a16f0" officeooo:paragraph-rsid="0088b5e7"/>
    </style:style>
    <style:style style:name="P33" style:family="paragraph" style:parent-style-name="Body">
      <style:text-properties officeooo:rsid="003ddd2e" officeooo:paragraph-rsid="003ddd2e"/>
    </style:style>
    <style:style style:name="P34" style:family="paragraph" style:parent-style-name="Body">
      <style:text-properties officeooo:rsid="003a4833" officeooo:paragraph-rsid="003691f3"/>
    </style:style>
    <style:style style:name="P35" style:family="paragraph" style:parent-style-name="Body">
      <style:text-properties officeooo:rsid="00464715" officeooo:paragraph-rsid="00464715"/>
    </style:style>
    <style:style style:name="P3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8" style:family="paragraph" style:parent-style-name="Standard" style:list-style-name="L1">
      <style:paragraph-properties fo:text-align="start" style:justify-single-word="false"/>
      <style:text-properties officeooo:paragraph-rsid="014b5365"/>
    </style:style>
    <style:style style:name="P39" style:family="paragraph" style:parent-style-name="Standard" style:list-style-name="L1">
      <style:paragraph-properties fo:text-align="start" style:justify-single-word="false"/>
      <style:text-properties officeooo:paragraph-rsid="01449af0"/>
    </style:style>
    <style:style style:name="P40" style:family="paragraph" style:parent-style-name="Definition_20_Term">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language="en" fo:country="US" officeooo:rsid="0021c380" officeooo:paragraph-rsid="001b92ce" style:language-complex="ar" style:country-complex="SA"/>
    </style:style>
    <style:style style:name="P43" style:family="paragraph" style:parent-style-name="Heading_20_2">
      <style:text-properties fo:language="en" fo:country="US" officeooo:rsid="001febee" officeooo:paragraph-rsid="001b92ce" style:language-complex="ar" style:country-complex="SA"/>
    </style:style>
    <style:style style:name="P44" style:family="paragraph" style:parent-style-name="Heading_20_2">
      <style:text-properties officeooo:rsid="00594424"/>
    </style:style>
    <style:style style:name="P45" style:family="paragraph" style:parent-style-name="Heading_20_2">
      <style:text-properties fo:font-weight="bold" style:font-weight-asian="bold" style:font-weight-complex="bold"/>
    </style:style>
    <style:style style:name="P46" style:family="paragraph" style:parent-style-name="Heading_20_1">
      <style:text-properties fo:language="en" fo:country="US" style:language-complex="ar" style:country-complex="SA"/>
    </style:style>
    <style:style style:name="P47" style:family="paragraph" style:parent-style-name="Heading_20_1">
      <style:text-properties fo:language="en" fo:country="US" officeooo:paragraph-rsid="0088b5e7" style:language-complex="ar" style:country-complex="SA"/>
    </style:style>
    <style:style style:name="P48" style:family="paragraph" style:parent-style-name="Heading_20_1">
      <style:paragraph-properties fo:break-before="page"/>
      <style:text-properties fo:language="en" fo:country="US" officeooo:paragraph-rsid="00b77e84" style:language-complex="ar" style:country-complex="SA"/>
    </style:style>
    <style:style style:name="P49" style:family="paragraph" style:parent-style-name="Body" style:list-style-name="L1">
      <style:text-properties officeooo:rsid="00536c9d" officeooo:paragraph-rsid="00536c9d"/>
    </style:style>
    <style:style style:name="P50" style:family="paragraph" style:parent-style-name="Body" style:list-style-name="L1">
      <style:text-properties officeooo:rsid="00536c9d" officeooo:paragraph-rsid="00cd102e"/>
    </style:style>
    <style:style style:name="P51"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52"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53" style:family="paragraph" style:parent-style-name="Body" style:list-style-name="L1">
      <style:paragraph-properties fo:text-align="start" style:justify-single-word="false"/>
      <style:text-properties officeooo:paragraph-rsid="00a72a7f"/>
    </style:style>
    <style:style style:name="P54" style:family="paragraph" style:parent-style-name="Body" style:list-style-name="L2">
      <style:text-properties officeooo:paragraph-rsid="0054ae3e"/>
    </style:style>
    <style:style style:name="P55" style:family="paragraph" style:parent-style-name="Body" style:list-style-name="L2">
      <style:text-properties officeooo:paragraph-rsid="00638c67"/>
    </style:style>
    <style:style style:name="P56" style:family="paragraph" style:parent-style-name="Body" style:list-style-name="L2">
      <style:text-properties officeooo:paragraph-rsid="005c8c85"/>
    </style:style>
    <style:style style:name="P57" style:family="paragraph" style:parent-style-name="Body" style:list-style-name="L2">
      <style:text-properties officeooo:rsid="0038251b" officeooo:paragraph-rsid="0054ae3e"/>
    </style:style>
    <style:style style:name="P58" style:family="paragraph" style:parent-style-name="Body" style:list-style-name="L2">
      <style:text-properties officeooo:rsid="0038251b" officeooo:paragraph-rsid="010d76f9"/>
    </style:style>
    <style:style style:name="P59" style:family="paragraph" style:parent-style-name="Body" style:list-style-name="L2">
      <style:text-properties officeooo:rsid="0057cee2" officeooo:paragraph-rsid="0057cee2"/>
    </style:style>
    <style:style style:name="P60" style:family="paragraph" style:parent-style-name="Body" style:list-style-name="L2">
      <style:text-properties officeooo:rsid="004f5eeb" officeooo:paragraph-rsid="0054ae3e"/>
    </style:style>
    <style:style style:name="P61" style:family="paragraph" style:parent-style-name="Body" style:list-style-name="L2">
      <style:text-properties officeooo:rsid="003a16f0" officeooo:paragraph-rsid="00594424"/>
    </style:style>
    <style:style style:name="P62" style:family="paragraph" style:parent-style-name="Body" style:list-style-name="L2">
      <style:text-properties officeooo:rsid="003969d9" officeooo:paragraph-rsid="0057dd33"/>
    </style:style>
    <style:style style:name="P63" style:family="paragraph" style:parent-style-name="Body" style:list-style-name="L2">
      <style:text-properties officeooo:rsid="00638c67" officeooo:paragraph-rsid="00638c67"/>
    </style:style>
    <style:style style:name="P64" style:family="paragraph" style:parent-style-name="Body" style:list-style-name="L2">
      <style:text-properties officeooo:rsid="00638c67" officeooo:paragraph-rsid="0127e37b"/>
    </style:style>
    <style:style style:name="P65" style:family="paragraph" style:parent-style-name="Body" style:list-style-name="L2">
      <style:text-properties officeooo:rsid="003b7e3f" officeooo:paragraph-rsid="0057cee2"/>
    </style:style>
    <style:style style:name="P66" style:family="paragraph" style:parent-style-name="Body" style:list-style-name="L2">
      <style:text-properties officeooo:rsid="003b7e3f" officeooo:paragraph-rsid="00594424"/>
    </style:style>
    <style:style style:name="P67" style:family="paragraph" style:parent-style-name="Body" style:list-style-name="L2">
      <style:text-properties officeooo:rsid="003b7e3f" officeooo:paragraph-rsid="0054ae3e"/>
    </style:style>
    <style:style style:name="P68" style:family="paragraph" style:parent-style-name="Body" style:list-style-name="L2">
      <style:text-properties officeooo:rsid="003ddd2e" officeooo:paragraph-rsid="00594424"/>
    </style:style>
    <style:style style:name="P69" style:family="paragraph" style:parent-style-name="Body" style:list-style-name="L2">
      <style:text-properties officeooo:rsid="00401f67" officeooo:paragraph-rsid="0120d288"/>
    </style:style>
    <style:style style:name="P70" style:family="paragraph" style:parent-style-name="Body" style:list-style-name="L2">
      <style:text-properties officeooo:rsid="014eb1da" officeooo:paragraph-rsid="014eb1da"/>
    </style:style>
    <style:style style:name="P7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fo:language="en" fo:country="US" fo:font-weight="normal" style:font-weight-asian="normal" style:font-weight-complex="normal"/>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font-weight-asian="bold" style:font-weight-complex="bold"/>
    </style:style>
    <style:style style:name="T10" style:family="text">
      <style:text-properties fo:font-weight="bold" officeooo:rsid="003ddd2e" style:font-weight-asian="bold" style:font-weight-complex="bold"/>
    </style:style>
    <style:style style:name="T11" style:family="text">
      <style:text-properties fo:font-weight="bold" officeooo:rsid="003f3d31" style:font-weight-asian="bold" style:font-weight-complex="bold"/>
    </style:style>
    <style:style style:name="T12" style:family="text">
      <style:text-properties fo:font-weight="bold" officeooo:rsid="003ffc03" style:font-weight-asian="bold" style:font-weight-complex="bold"/>
    </style:style>
    <style:style style:name="T13" style:family="text">
      <style:text-properties fo:font-weight="bold" officeooo:rsid="004a34fc" style:font-weight-asian="bold" style:font-weight-complex="bold"/>
    </style:style>
    <style:style style:name="T14" style:family="text">
      <style:text-properties fo:font-weight="bold" officeooo:rsid="004d663b" style:font-weight-asian="bold" style:font-weight-complex="bold"/>
    </style:style>
    <style:style style:name="T15" style:family="text">
      <style:text-properties fo:font-weight="bold" officeooo:rsid="00594424" style:font-weight-asian="bold" style:font-weight-complex="bold"/>
    </style:style>
    <style:style style:name="T16" style:family="text">
      <style:text-properties fo:font-weight="bold" officeooo:rsid="005074cb" style:font-weight-asian="bold" style:font-weight-complex="bold"/>
    </style:style>
    <style:style style:name="T17" style:family="text">
      <style:text-properties fo:font-weight="bold" officeooo:rsid="005c8c85" style:font-weight-asian="bold" style:font-weight-complex="bold"/>
    </style:style>
    <style:style style:name="T18" style:family="text">
      <style:text-properties fo:font-weight="bold" officeooo:rsid="00638c67" style:font-weight-asian="bold" style:font-weight-complex="bold"/>
    </style:style>
    <style:style style:name="T19" style:family="text">
      <style:text-properties fo:font-weight="bold" officeooo:rsid="00a72a7f" style:font-weight-asian="bold" style:font-weight-complex="bold"/>
    </style:style>
    <style:style style:name="T20" style:family="text">
      <style:text-properties fo:font-weight="bold" officeooo:rsid="01449af0" style:font-weight-asian="bold" style:font-weight-complex="bold"/>
    </style:style>
    <style:style style:name="T21" style:family="text">
      <style:text-properties fo:font-weight="bold" officeooo:rsid="01466e1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3ffc03" style:font-weight-asian="normal" style:font-weight-complex="normal"/>
    </style:style>
    <style:style style:name="T28" style:family="text">
      <style:text-properties fo:font-weight="normal" officeooo:rsid="00431e05" style:font-weight-asian="normal" style:font-weight-complex="normal"/>
    </style:style>
    <style:style style:name="T29" style:family="text">
      <style:text-properties fo:font-weight="normal" officeooo:rsid="004a34fc" style:font-weight-asian="normal" style:font-weight-complex="normal"/>
    </style:style>
    <style:style style:name="T30" style:family="text">
      <style:text-properties fo:font-weight="normal" officeooo:rsid="004d663b" style:font-weight-asian="normal" style:font-weight-complex="normal"/>
    </style:style>
    <style:style style:name="T31" style:family="text">
      <style:text-properties fo:font-weight="normal" officeooo:rsid="005074cb" style:font-weight-asian="normal" style:font-weight-complex="normal"/>
    </style:style>
    <style:style style:name="T32" style:family="text">
      <style:text-properties fo:font-weight="normal" officeooo:rsid="00594424" style:font-weight-asian="normal" style:font-weight-complex="normal"/>
    </style:style>
    <style:style style:name="T33" style:family="text">
      <style:text-properties fo:font-weight="normal" officeooo:rsid="005ab07e" style:font-weight-asian="normal" style:font-weight-complex="normal"/>
    </style:style>
    <style:style style:name="T34" style:family="text">
      <style:text-properties fo:font-weight="normal" officeooo:rsid="005ae714" style:font-weight-asian="normal" style:font-weight-complex="normal"/>
    </style:style>
    <style:style style:name="T35" style:family="text">
      <style:text-properties fo:font-weight="normal" officeooo:rsid="005bb1f1" style:font-weight-asian="normal" style:font-weight-complex="normal"/>
    </style:style>
    <style:style style:name="T36" style:family="text">
      <style:text-properties fo:font-weight="normal" officeooo:rsid="005c8c85" style:font-weight-asian="normal" style:font-weight-complex="normal"/>
    </style:style>
    <style:style style:name="T37" style:family="text">
      <style:text-properties fo:font-weight="normal" officeooo:rsid="005c9140" style:font-weight-asian="normal" style:font-weight-complex="normal"/>
    </style:style>
    <style:style style:name="T38" style:family="text">
      <style:text-properties fo:font-weight="normal" officeooo:rsid="009fb34e" style:font-weight-asian="normal" style:font-weight-complex="normal"/>
    </style:style>
    <style:style style:name="T39" style:family="text">
      <style:text-properties fo:font-weight="normal" officeooo:rsid="00be816d" style:font-weight-asian="normal" style:font-weight-complex="normal"/>
    </style:style>
    <style:style style:name="T40" style:family="text">
      <style:text-properties fo:font-weight="normal" officeooo:rsid="00c456eb" style:font-weight-asian="normal" style:font-weight-complex="normal"/>
    </style:style>
    <style:style style:name="T41" style:family="text">
      <style:text-properties fo:font-weight="normal" officeooo:rsid="00c5bfe2" style:font-weight-asian="normal" style:font-weight-complex="normal"/>
    </style:style>
    <style:style style:name="T42" style:family="text">
      <style:text-properties fo:font-weight="normal" officeooo:rsid="00c71be1" style:font-weight-asian="normal" style:font-weight-complex="normal"/>
    </style:style>
    <style:style style:name="T43" style:family="text">
      <style:text-properties fo:font-weight="normal" officeooo:rsid="00c911f0" style:font-weight-asian="normal" style:font-weight-complex="normal"/>
    </style:style>
    <style:style style:name="T44" style:family="text">
      <style:text-properties fo:font-weight="normal" officeooo:rsid="00d506bd" style:font-weight-asian="normal" style:font-weight-complex="normal"/>
    </style:style>
    <style:style style:name="T45" style:family="text">
      <style:text-properties fo:font-weight="normal" officeooo:rsid="00f9a0ae" style:font-weight-asian="normal" style:font-weight-complex="normal"/>
    </style:style>
    <style:style style:name="T46" style:family="text">
      <style:text-properties fo:font-weight="normal" officeooo:rsid="00fabce0" style:font-weight-asian="normal" style:font-weight-complex="normal"/>
    </style:style>
    <style:style style:name="T47" style:family="text">
      <style:text-properties fo:font-weight="normal" officeooo:rsid="00fdc13d" style:font-weight-asian="normal" style:font-weight-complex="normal"/>
    </style:style>
    <style:style style:name="T48" style:family="text">
      <style:text-properties fo:font-weight="normal" officeooo:rsid="010527fa" style:font-weight-asian="normal" style:font-weight-complex="normal"/>
    </style:style>
    <style:style style:name="T49" style:family="text">
      <style:text-properties fo:font-weight="normal" officeooo:rsid="01062a01" style:font-weight-asian="normal" style:font-weight-complex="normal"/>
    </style:style>
    <style:style style:name="T50" style:family="text">
      <style:text-properties fo:font-weight="normal" officeooo:rsid="0107f255" style:font-weight-asian="normal" style:font-weight-complex="normal"/>
    </style:style>
    <style:style style:name="T51" style:family="text">
      <style:text-properties fo:font-weight="normal" officeooo:rsid="01098667" style:font-weight-asian="normal" style:font-weight-complex="normal"/>
    </style:style>
    <style:style style:name="T52" style:family="text">
      <style:text-properties fo:font-weight="normal" officeooo:rsid="010c21d5" style:font-weight-asian="normal" style:font-weight-complex="normal"/>
    </style:style>
    <style:style style:name="T53" style:family="text">
      <style:text-properties fo:font-weight="normal" officeooo:rsid="010e8df1" style:font-weight-asian="normal" style:font-weight-complex="normal"/>
    </style:style>
    <style:style style:name="T54" style:family="text">
      <style:text-properties fo:font-weight="normal" officeooo:rsid="010fee32" style:font-weight-asian="normal" style:font-weight-complex="normal"/>
    </style:style>
    <style:style style:name="T55" style:family="text">
      <style:text-properties fo:font-weight="normal" officeooo:rsid="01157fa1" style:font-weight-asian="normal" style:font-weight-complex="normal"/>
    </style:style>
    <style:style style:name="T56" style:family="text">
      <style:text-properties fo:font-weight="normal" officeooo:rsid="011cbc8c" style:font-weight-asian="normal" style:font-weight-complex="normal"/>
    </style:style>
    <style:style style:name="T57" style:family="text">
      <style:text-properties fo:font-weight="normal" officeooo:rsid="011edff1" style:font-weight-asian="normal" style:font-weight-complex="normal"/>
    </style:style>
    <style:style style:name="T58" style:family="text">
      <style:text-properties fo:font-weight="normal" officeooo:rsid="0120d288" style:font-weight-asian="normal" style:font-weight-complex="normal"/>
    </style:style>
    <style:style style:name="T59" style:family="text">
      <style:text-properties fo:font-weight="normal" officeooo:rsid="0121d62f" style:font-weight-asian="normal" style:font-weight-complex="normal"/>
    </style:style>
    <style:style style:name="T60" style:family="text">
      <style:text-properties fo:font-weight="normal" officeooo:rsid="0121ecc2" style:font-weight-asian="normal" style:font-weight-complex="normal"/>
    </style:style>
    <style:style style:name="T61" style:family="text">
      <style:text-properties fo:font-weight="normal" officeooo:rsid="0123405e" style:font-weight-asian="normal" style:font-weight-complex="normal"/>
    </style:style>
    <style:style style:name="T62" style:family="text">
      <style:text-properties fo:font-weight="normal" officeooo:rsid="01251fbd" style:font-weight-asian="normal" style:font-weight-complex="normal"/>
    </style:style>
    <style:style style:name="T63" style:family="text">
      <style:text-properties fo:font-weight="normal" officeooo:rsid="01361afd" style:font-weight-asian="normal" style:font-weight-complex="normal"/>
    </style:style>
    <style:style style:name="T64" style:family="text">
      <style:text-properties fo:font-weight="normal" officeooo:rsid="014fa366" style:font-weight-asian="normal" style:font-weight-complex="normal"/>
    </style:style>
    <style:style style:name="T65" style:family="text">
      <style:text-properties fo:font-weight="normal" officeooo:rsid="0154579f" style:font-weight-asian="normal" style:font-weight-complex="normal"/>
    </style:style>
    <style:style style:name="T66" style:family="text">
      <style:text-properties officeooo:rsid="003a16f0"/>
    </style:style>
    <style:style style:name="T67" style:family="text">
      <style:text-properties officeooo:rsid="003a4833"/>
    </style:style>
    <style:style style:name="T68" style:family="text">
      <style:text-properties officeooo:rsid="003ddd2e"/>
    </style:style>
    <style:style style:name="T69" style:family="text">
      <style:text-properties officeooo:rsid="004a34fc"/>
    </style:style>
    <style:style style:name="T70" style:family="text">
      <style:text-properties officeooo:rsid="0051c159"/>
    </style:style>
    <style:style style:name="T71" style:family="text">
      <style:text-properties officeooo:rsid="0054ae3e"/>
    </style:style>
    <style:style style:name="T72" style:family="text">
      <style:text-properties officeooo:rsid="00594424"/>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normal" officeooo:rsid="0121d62f" style:font-style-asian="normal" style:font-weight-asian="normal" style:font-style-complex="normal" style:font-weight-complex="normal"/>
    </style:style>
    <style:style style:name="T75" style:family="text">
      <style:text-properties officeooo:rsid="006308d1"/>
    </style:style>
    <style:style style:name="T76" style:family="text">
      <style:text-properties officeooo:rsid="00638c67"/>
    </style:style>
    <style:style style:name="T77" style:family="text">
      <style:text-properties officeooo:rsid="0080d980"/>
    </style:style>
    <style:style style:name="T78" style:family="text">
      <style:text-properties officeooo:rsid="00817501"/>
    </style:style>
    <style:style style:name="T79" style:family="text">
      <style:text-properties officeooo:rsid="0083720c"/>
    </style:style>
    <style:style style:name="T80" style:family="text">
      <style:text-properties officeooo:rsid="00851722"/>
    </style:style>
    <style:style style:name="T81" style:family="text">
      <style:text-properties officeooo:rsid="00870e4d"/>
    </style:style>
    <style:style style:name="T82" style:family="text">
      <style:text-properties officeooo:rsid="008e9ea4"/>
    </style:style>
    <style:style style:name="T83" style:family="text">
      <style:text-properties officeooo:rsid="009cfc55"/>
    </style:style>
    <style:style style:name="T84" style:family="text">
      <style:text-properties officeooo:rsid="009df6a1"/>
    </style:style>
    <style:style style:name="T85" style:family="text">
      <style:text-properties officeooo:rsid="00a2a60e"/>
    </style:style>
    <style:style style:name="T86" style:family="text">
      <style:text-properties officeooo:rsid="00a31936"/>
    </style:style>
    <style:style style:name="T87" style:family="text">
      <style:text-properties officeooo:rsid="00a72a7f"/>
    </style:style>
    <style:style style:name="T88" style:family="text">
      <style:text-properties officeooo:rsid="00a90dad"/>
    </style:style>
    <style:style style:name="T89" style:family="text">
      <style:text-properties officeooo:rsid="00af4f95"/>
    </style:style>
    <style:style style:name="T90" style:family="text">
      <style:text-properties officeooo:rsid="00b3e67c"/>
    </style:style>
    <style:style style:name="T91" style:family="text">
      <style:text-properties officeooo:rsid="00b4dda8"/>
    </style:style>
    <style:style style:name="T92" style:family="text">
      <style:text-properties officeooo:rsid="00b77e84"/>
    </style:style>
    <style:style style:name="T93" style:family="text">
      <style:text-properties officeooo:rsid="00c7e85d"/>
    </style:style>
    <style:style style:name="T94" style:family="text">
      <style:text-properties fo:color="#ce181e" fo:font-style="italic" officeooo:rsid="00cb9496" style:font-style-asian="italic" style:font-style-complex="italic"/>
    </style:style>
    <style:style style:name="T95" style:family="text">
      <style:text-properties fo:color="#ce181e" fo:font-style="italic" fo:font-weight="normal" officeooo:rsid="00cb9496" style:font-style-asian="italic" style:font-weight-asian="normal" style:font-style-complex="italic" style:font-weight-complex="normal"/>
    </style:style>
    <style:style style:name="T96" style:family="text">
      <style:text-properties officeooo:rsid="00d780a9"/>
    </style:style>
    <style:style style:name="T97" style:family="text">
      <style:text-properties officeooo:rsid="00dcdf3f"/>
    </style:style>
    <style:style style:name="T98" style:family="text">
      <style:text-properties officeooo:rsid="00dfcb97"/>
    </style:style>
    <style:style style:name="T99" style:family="text">
      <style:text-properties officeooo:rsid="00e43424"/>
    </style:style>
    <style:style style:name="T100" style:family="text">
      <style:text-properties officeooo:rsid="00e947f8"/>
    </style:style>
    <style:style style:name="T101" style:family="text">
      <style:text-properties officeooo:rsid="00ec9378"/>
    </style:style>
    <style:style style:name="T102" style:family="text">
      <style:text-properties officeooo:rsid="00f49381"/>
    </style:style>
    <style:style style:name="T103" style:family="text">
      <style:text-properties officeooo:rsid="00f5a599"/>
    </style:style>
    <style:style style:name="T104" style:family="text">
      <style:text-properties style:font-name="Consolas" fo:font-weight="normal" style:font-weight-asian="normal" style:font-weight-complex="normal"/>
    </style:style>
    <style:style style:name="T105" style:family="text">
      <style:text-properties style:font-name="Consolas" fo:font-weight="normal" officeooo:rsid="00f9a0ae" style:font-weight-asian="normal" style:font-weight-complex="normal"/>
    </style:style>
    <style:style style:name="T106" style:family="text">
      <style:text-properties style:font-name="Consolas" fo:font-weight="normal" officeooo:rsid="00fabce0" style:font-weight-asian="normal" style:font-weight-complex="normal"/>
    </style:style>
    <style:style style:name="T107" style:family="text">
      <style:text-properties style:font-name="Consolas" fo:font-weight="normal" officeooo:rsid="00fdc13d" style:font-weight-asian="normal" style:font-weight-complex="normal"/>
    </style:style>
    <style:style style:name="T108" style:family="text">
      <style:text-properties style:font-name="Consolas" fo:font-weight="normal" officeooo:rsid="0120d288" style:font-weight-asian="normal" style:font-weight-complex="normal"/>
    </style:style>
    <style:style style:name="T109" style:family="text">
      <style:text-properties style:font-name="Consolas" fo:font-weight="normal" officeooo:rsid="0121d62f" style:font-weight-asian="normal" style:font-weight-complex="normal"/>
    </style:style>
    <style:style style:name="T110" style:family="text">
      <style:text-properties style:font-name="Consolas" officeooo:rsid="01142773"/>
    </style:style>
    <style:style style:name="T111" style:family="text">
      <style:text-properties officeooo:rsid="010a7c85"/>
    </style:style>
    <style:style style:name="T112" style:family="text">
      <style:text-properties officeooo:rsid="010d81d6"/>
    </style:style>
    <style:style style:name="T113" style:family="text">
      <style:text-properties officeooo:rsid="011289ba"/>
    </style:style>
    <style:style style:name="T114" style:family="text">
      <style:text-properties officeooo:rsid="01142773"/>
    </style:style>
    <style:style style:name="T115" style:family="text">
      <style:text-properties officeooo:rsid="01157fa1"/>
    </style:style>
    <style:style style:name="T116" style:family="text">
      <style:text-properties officeooo:rsid="011af5d8"/>
    </style:style>
    <style:style style:name="T117" style:family="text">
      <style:text-properties officeooo:rsid="0127e37b"/>
    </style:style>
    <style:style style:name="T118" style:family="text">
      <style:text-properties officeooo:rsid="012cd3db"/>
    </style:style>
    <style:style style:name="T119" style:family="text">
      <style:text-properties officeooo:rsid="012e17b7"/>
    </style:style>
    <style:style style:name="T120" style:family="text">
      <style:text-properties officeooo:rsid="012fdeda"/>
    </style:style>
    <style:style style:name="T121" style:family="text">
      <style:text-properties officeooo:rsid="0130f5c4"/>
    </style:style>
    <style:style style:name="T122" style:family="text">
      <style:text-properties officeooo:rsid="0131dda0"/>
    </style:style>
    <style:style style:name="T123" style:family="text">
      <style:text-properties officeooo:rsid="0136988a"/>
    </style:style>
    <style:style style:name="T124" style:family="text">
      <style:text-properties officeooo:rsid="0142aab5"/>
    </style:style>
    <style:style style:name="T125" style:family="text">
      <style:text-properties officeooo:rsid="01445d31"/>
    </style:style>
    <style:style style:name="T126" style:family="text">
      <style:text-properties officeooo:rsid="014499f9"/>
    </style:style>
    <style:style style:name="T127" style:family="text">
      <style:text-properties officeooo:rsid="014c8eff"/>
    </style:style>
    <style:style style:name="T128" style:family="text">
      <style:text-properties officeooo:rsid="014fa3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lution of JPMS modules</text:user-defined></text:p>
      <text:p text:style-name="Document_20_Title">Draft<text:line-break/><text:line-break/><text:page-count style:num-format="1">10</text:page-count> Pages</text:p>
      <text:p text:style-name="P11"/>
      <text:p text:style-name="P7">Abstract</text:p>
      <text:p text:style-name="P8">Since <text:span text:style-name="T89">Java 9 t</text:span>he <text:span text:style-name="T89">fixed set of system packages was replaced by a mutable set of JPMS modules</text:span>. <text:span text:style-name="T89">This set can be </text:span>defined at build time via static linking or introspected at runtime through reflection. This opens opportunities for OSGi to customize the JRE. <text:span text:style-name="T90">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91">OSGi </text:span>bundles <text:span text:style-name="T92">in order to enable further tool support for build-time interoperation between bundles and modules</text:span>.</text:p>
      <text:h text:style-name="P48" text:outline-level="1" text:restart-numbering="true" text:start-value="-1">Document Information</text:h>
      <text:h text:style-name="P42" text:outline-level="2">License</text:h>
      <text:p text:style-name="P27">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43"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P24"><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7">0 <text:s/>Document Information<text:tab/>2</text:p>
          <text:p text:style-name="P36">0.1 <text:s/>License<text:tab/>2</text:p>
          <text:p text:style-name="P36">0.2 <text:s/>Trademarks<text:tab/>3</text:p>
          <text:p text:style-name="P36">0.3 <text:s/>Feedback<text:tab/>3</text:p>
          <text:p text:style-name="P36">0.4 <text:s/>Table of Contents<text:tab/>3</text:p>
          <text:p text:style-name="P36">0.5 <text:s/>Terminology and Document Conventions<text:tab/>4</text:p>
          <text:p text:style-name="P36">0.6 <text:s/>Revision History<text:tab/>4</text:p>
          <text:p text:style-name="P37">1 <text:s/>Introduction<text:tab/>4</text:p>
          <text:p text:style-name="P37">2 <text:s/>Application Domain<text:tab/>5</text:p>
          <text:p text:style-name="P36">2.1 <text:s/>Terminology + Abbreviations<text:tab/>5</text:p>
          <text:p text:style-name="P37">3 <text:s/>Problem Description<text:tab/>6</text:p>
          <text:p text:style-name="P37">4 <text:s/>Use Cases<text:tab/>7</text:p>
          <text:p text:style-name="P36">4.1 <text:s/>Build a compact docker image<text:tab/>7</text:p>
          <text:p text:style-name="P36">4.2 <text:s/>Build a self-contained Java tool<text:tab/>7</text:p>
          <text:p text:style-name="P36">4.3 <text:s/>Build a hybrid OSGi-JPMS application<text:tab/>7</text:p>
          <text:p text:style-name="P36">4.4 <text:s/>Build a consistent JPMS application<text:tab/>7</text:p>
          <text:p text:style-name="P37">5 <text:s/>Requirements<text:tab/>7</text:p>
          <text:p text:style-name="P36"><text:soft-page-break/>5.1 <text:s/>General<text:tab/>7</text:p>
          <text:p text:style-name="P36">5.2 <text:s/>Package Dependencies<text:tab/>8</text:p>
          <text:p text:style-name="P36">5.3 <text:s/>Third Party Modules<text:tab/>8</text:p>
          <text:p text:style-name="P36">5.4 <text:s/>Module Validation<text:tab/>8</text:p>
          <text:p text:style-name="P36">5.5 <text:s/>Module Metadata Enhancement<text:tab/>8</text:p>
          <text:p text:style-name="P36">5.6 <text:s/>Module Service Dependencies<text:tab/>9</text:p>
          <text:p text:style-name="P37">6 <text:s/>Document Support<text:tab/>9</text:p>
          <text:p text:style-name="P36">6.1 <text:s/>References<text:tab/>9</text:p>
          <text:p text:style-name="P36">6.2 <text:s/>Author’s Address<text:tab/>9</text:p>
          <text:p text:style-name="P36">6.3 <text:s/>End of Document<text:tab/>9</text:p>
        </text:index-body>
      </text:table-of-content>
      <text:p text:style-name="P25"/>
      <text:h text:style-name="P41"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6">Source code is shown in this typeface</text:span>.</text:p>
      <text:h text:style-name="P41"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70">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5"/>
      <text:h text:style-name="P46" text:outline-level="1">Introduction</text:h>
      <text:p text:style-name="P31">In today’s world it has become increasingly important to create self-contained Java applications with minimal footprint. Even though <text:span text:style-name="T118">we</text:span> <text:span text:style-name="T118">can </text:span>resolve the minimal required set of bundles to include in <text:span text:style-name="T118">an </text:span>application often the total footprint of the application is dominated by the JRE itself.</text:p>
      <text:p text:style-name="P28">With the introduction of the Java <text:span text:style-name="T82">module system </text:span>it <text:span text:style-name="T7">became p</text:span>ossible to statically link a JRE that reflects the needs of a concrete application. <text:span text:style-name="T8">O</text:span>ne problem that <text:span text:style-name="T67">still hinders the creation of minimal OSGi runtimes is the lack of tools </text:span><text:soft-page-break/><text:span text:style-name="T67">that can discover which </text:span>JPMS modules are required by which OSGi bundles as well as the dependencies between the JPMS modules themselves.</text:p>
      <text:p text:style-name="P30">This RFP introduces the requirements for a <text:span text:style-name="T66">standard way to use the OSGi Resolver service to discover the dependencies between OSGi bundles and JPMS modules. In this way a complete description of the Java runtime can be obtained automatically. This should serve as the basis for tools that make the building of minimal OSGi applications practical.</text:span></text:p>
      <text:p text:style-name="P32">This RFP is concerned primarily with the build and/or provisioning of <text:span text:style-name="T119">O</text:span>SGi applications. It assumes JPMS modules and OSGi bundles will remain separated at runtime as defined by OSGi R7.</text:p>
      <text:h text:style-name="P47" text:outline-level="1">Application Domain</text:h>
      <text:p text:style-name="P19">In order to compete in the modern world web applications face unprecedented requirements for high availability and responsiveness at internet scale. For various reasons, outside of the scope of this RF<text:span text:style-name="T120">P</text:span>, this has lead to architectures where the application is decomposed into large number if independent simple processes <text:span text:style-name="T122">or services</text:span>. These architectures demand certain liquidity from <text:span text:style-name="T96">their </text:span>building blocks. Their binary images must be easy to move, their instances must be able to saturate <text:span text:style-name="T121">a 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7">j</text:span>s and Go which were built with these requirements in mind and often perform better in this respect.</text:p>
      <text:p text:style-name="P19"/>
      <text:p text:style-name="P19">On the opposite end of the spectrum when users deploy applications on their devices they expect a hassle-free experience. One way to achieve this is to deploy self-contain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7">future </text:span>Java applications, rather than just the one being installed.</text:p>
      <text:p text:style-name="P19"/>
      <text:p text:style-name="P20">To address these needs Java SE 9 introduce<text:span text:style-name="T78">d</text:span> the Java Platform Modular System (JPMS) which broke the JRE down into modules and provided a static linker tool which can build a smaller JRE from a subset of these modules. The modular system can also be used by <text:span text:style-name="T98">application</text:span> developers. The JPMS is inherently incompatible with <text:span text:style-name="T79">OSGi </text:span>and what’s more both systems have independent dependency models which do not correlate <text:span text:style-name="T80">by default</text:span>. This leads to OSGi bundles being hosted in their own space within the JRE. These bundles however must still be supported by one or more modules from the JRE, <text:span text:style-name="T81">which means they have hidden dependencies to those modules.</text:span></text:p>
      <text:p text:style-name="Standard"/>
      <text:h text:style-name="P41" text:outline-level="2">Terminology + Abbreviations</text:h>
      <text:list xml:id="list2783579741" text:style-name="L1">
        <text:list-item>
          <text:p text:style-name="P49"><text:span text:style-name="T9">Bundle</text:span><text:line-break/>For brevity the OSGi bundles will be referred to simply as “bundles”.</text:p>
        </text:list-item>
        <text:list-item>
          <text:p text:style-name="P50"><text:span text:style-name="T9">Resource<text:line-break/></text:span><text:span text:style-name="T22">A</text:span> resource according to the Core OSGi specification <text:span text:style-name="T94">[needs reference]</text:span>. <text:span text:style-name="T85">Resources are generic and can </text:span><text:soft-page-break/><text:span text:style-name="T85">for example represent any component of an application.</text:span> <text:span text:style-name="T85">The bundles are a kind of Resource specific to OSGi applications.</text:span></text:p>
        </text:list-item>
        <text:list-item>
          <text:p text:style-name="P51">Resolver<text:line-break/><text:span text:style-name="T22">The Resolver service as defined by the Core OSGi specification </text:span><text:span text:style-name="T95">[needs reference]</text:span><text:span text:style-name="T22">. Given a pool of Resources the </text:span><text:span text:style-name="T44">r</text:span><text:span text:style-name="T22">esolver can discover a consistent sub-set where all </text:span><text:span text:style-name="T63">R</text:span><text:span text:style-name="T22">esource requirements are satisfied.</text:span></text:p>
        </text:list-item>
        <text:list-item>
          <text:p text:style-name="P49"><text:span text:style-name="T9">Module</text:span><text:line-break/>For brevity the JPMS modules will be referred to simply as “modules”.</text:p>
        </text:list-item>
        <text:list-item>
          <text:p text:style-name="P53"><text:span text:style-name="T19">Boot layer</text:span><text:span text:style-name="T87"><text:line-break/>The set of modules with which the JRE was started. The boot layer replaces the boot classpath in Java 9+ JREs.</text:span></text:p>
        </text:list-item>
        <text:list-item>
          <text:p text:style-name="P38"><text:span text:style-name="T9">Package</text:span><text:line-break/><text:span text:style-name="T22">A java package or just “package”.</text:span></text:p>
        </text:list-item>
        <text:list-item>
          <text:p text:style-name="P38"><text:span text:style-name="T20">Bundle package</text:span><text:span text:style-name="T21">s</text:span><text:span text:style-name="T22"><text:line-break/>Bundles </text:span><text:span text:style-name="T45">provide</text:span><text:span text:style-name="T22"> packages to other bundles </text:span><text:span text:style-name="T45">through the </text:span><text:span text:style-name="T105">Export-Package</text:span><text:span text:style-name="T45"> manifest header</text:span><text:span text:style-name="T22">. </text:span><text:span text:style-name="T45">Bundles consume </text:span><text:span text:style-name="T46">individual </text:span><text:span text:style-name="T45">packages </text:span><text:span text:style-name="T46">from other bundles </text:span><text:span text:style-name="T45">through the </text:span><text:span text:style-name="T105">Import-Package</text:span><text:span text:style-name="T45"> manifest header. This RFP is not concerned with bundles consuming packages through the </text:span><text:span text:style-name="T105">Require-Bundle </text:span><text:span text:style-name="T45">manifest header.</text:span></text:p>
        </text:list-item>
        <text:list-item>
          <text:p text:style-name="P39"><text:span text:style-name="T20">Module packages</text:span><text:span text:style-name="T45"><text:line-break/>Modules provide packages </text:span><text:span text:style-name="T46">to other modules</text:span><text:span text:style-name="T45"> through the </text:span><text:span text:style-name="T106">exports</text:span><text:span text:style-name="T46"> declaration in </text:span><text:span text:style-name="T106">module-info.java.</text:span><text:span text:style-name="T46"> In contrast to bundles, modules consume packages by requiring entire modules through the </text:span><text:span text:style-name="T106">requires</text:span><text:span text:style-name="T46"> declaration in </text:span><text:span text:style-name="T106">module-info.java</text:span><text:span text:style-name="T22">.</text:span></text:p>
        </text:list-item>
        <text:list-item>
          <text:p text:style-name="P39"><text:span text:style-name="T20">System packages</text:span><text:span text:style-name="T22"><text:line-break/></text:span><text:span text:style-name="T46">Bundles can consume packages provided by modules from the boot layer </text:span><text:span text:style-name="T60">if those packages are exported by the system bundle</text:span><text:span text:style-name="T46">.</text:span></text:p>
        </text:list-item>
        <text:list-item>
          <text:p text:style-name="P52">Module Service<text:line-break/><text:span text:style-name="T59">Modules can register classes with the </text:span><text:span text:style-name="T104">java.util.ServiceLoader</text:span><text:span text:style-name="T22"> </text:span><text:span text:style-name="T59">utility</text:span><text:span text:style-name="T22"> through </text:span><text:span text:style-name="T47">the </text:span><text:span text:style-name="T104">provides</text:span><text:span text:style-name="T107"> </text:span><text:span text:style-name="T22">declaration </text:span><text:span text:style-name="T47">in </text:span><text:span text:style-name="T107">module-info.java</text:span><text:span text:style-name="T22">.<text:line-break/></text:span><text:span text:style-name="T59">Modules can declare they wish to use </text:span><text:span text:style-name="T109">java.util.ServiceLoader</text:span><text:span text:style-name="T59"> to obtain </text:span><text:span text:style-name="T74">all</text:span><text:span text:style-name="T59"> classes registered under a given interface through the </text:span><text:span text:style-name="T109">uses</text:span><text:span text:style-name="T59"> declaration in </text:span><text:span text:style-name="T109">module-info.java</text:span><text:span text:style-name="T59">.<text:line-break/></text:span><text:span text:style-name="T22">Bundles </text:span><text:span text:style-name="T61">can use</text:span><text:span text:style-name="T22"> </text:span><text:span text:style-name="T104">java.util.ServiceLoader</text:span><text:span text:style-name="T22"> </text:span><text:span text:style-name="T61">to </text:span><text:span text:style-name="T22">load classes </text:span><text:span text:style-name="T46">provided by modules </text:span><text:span text:style-name="T22">from the boot layer.</text:span></text:p>
        </text:list-item>
      </text:list>
      <text:h text:style-name="P46" text:outline-level="1">Problem Description</text:h>
      <text:p text:style-name="P21">At present bundles only depend on the <text:span text:style-name="T87">boot layer</text:span> <text:span text:style-name="T75">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22"/>
      <text:p text:style-name="P23"><text:soft-page-break/>This RFP <text:span text:style-name="T99">defines the requirements for encoding the JPMS modules as OSGi resources by mapping some of their metadata to OSGi metadata</text:span>. Having this mapping will make the hidden dependencies bundles have on modules visible.</text:p>
      <text:p text:style-name="P23"/>
      <text:p text:style-name="P17"><text:span text:style-name="T102">Standardizing the </text:span>encoding <text:span text:style-name="T102">should </text:span>enable open collaboration between tools that handle modules <text:span text:style-name="T103">and bundles </text:span>at different stages in the software production pipeline. For example one tool may publish the module metadata while another may read it to build a Java runtime, while yet another may read it to present to a developer. <text:span text:style-name="T100">Such tooling will enable developers to achieve the use cases described in this RFP.</text:span></text:p>
      <text:h text:style-name="P46" text:outline-level="1">Use Cases</text:h>
      <text:h text:style-name="Heading_20_2" text:outline-level="2">Build a compact <text:span text:style-name="T124">docker</text:span> image</text:h>
      <text:p text:style-name="P35"><text:span text:style-name="T127">Systems that run their components in docker</text:span> invariably need the container <text:span text:style-name="T124">images</text:span> to be as small as possible. The operational cost of the system increases with image size <text:span text:style-name="T123">and performance such as startup time can be negatively impacted by image size</text:span>.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101">tool</text:span></text:h>
      <text:p text:style-name="P34">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18"><text:span text:style-name="T88">In a case</text:span> where dependency resolution is done against <text:span text:style-name="T88">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29">A <text:span text:style-name="T86">Java application may have some of it’s functionality implemented as bundles and another part implemented as modules.</text:span> It should be possible to automatically resolve the complete Java runtime consisting of the <text:span text:style-name="T86">required </text:span>JRE <text:span text:style-name="T86">modules, application modules, and bundles</text:span>.</text:p>
      <text:h text:style-name="P46" text:outline-level="1"><text:soft-page-break/>Requirements</text:h>
      <text:p text:style-name="P33">The solution to this RFP has to fulfill the following requirements.</text:p>
      <text:h text:style-name="Heading_20_2" text:outline-level="2">General</text:h>
      <text:list xml:id="list47404800" text:style-name="L2">
        <text:list-item>
          <text:p text:style-name="P70"><text:span text:style-name="T33">G-</text:span><text:span text:style-name="T22">1: </text:span><text:span text:style-name="T9">Must not </text:span><text:span text:style-name="T22">preclude the use of the </text:span><text:span text:style-name="T5">Resolver as the sole mechanism to build a consistent set of modules and bundles. Note that this does not mean the Resolver specification must not be extended.</text:span></text:p>
        </text:list-item>
        <text:list-item>
          <text:p text:style-name="P57"><text:span text:style-name="T33">G-</text:span><text:span text:style-name="T64">2</text:span><text:span text:style-name="T33">:</text:span> <text:span text:style-name="T9">Must </text:span><text:span text:style-name="T14">not </text:span><text:span text:style-name="T52">force</text:span><text:span text:style-name="T38"> </text:span><text:span text:style-name="T30">bundles to e</text:span>xplicitly <text:span text:style-name="T83">reference modules in order for their requirements to resolve to modules</text:span>. <text:span text:style-name="T84">For example bundles may choose to, but must not be forced to, require a module by ID or include the module ID in the filter of another requirement.</text:span></text:p>
        </text:list-item>
        <text:list-item>
          <text:p text:style-name="P59">G-<text:span text:style-name="T128">3</text:span>: <text:span text:style-name="T73">Should</text:span> handle the case where a bundle is also a module. <text:span text:style-name="T93">For example</text:span> publish it as two separate resources pointing to the same artifact.</text:p>
        </text:list-item>
        <text:list-item>
          <text:p text:style-name="P59">G-<text:span text:style-name="T128">4</text:span>: <text:span text:style-name="T9">Should</text:span> handle the case of the OSGi framework, which is the only bundle that can also be a <text:span text:style-name="T22">module</text:span><text:span text:style-name="T9"> at runtime. </text:span><text:span text:style-name="T43">For example</text:span><text:span text:style-name="T33"> allow the framework to have both module and bundle metadata.</text:span></text:p>
        </text:list-item>
      </text:list>
      <text:h text:style-name="P44" text:outline-level="2"><text:span text:style-name="T113">Resolving </text:span>Dependencies</text:h>
      <text:list xml:id="list150426941962082" text:continue-numbering="true" text:style-name="L2">
        <text:list-item>
          <text:p text:style-name="P60"><text:span text:style-name="T115">D-1: </text:span><text:span text:style-name="T9">Must</text:span> define how the identity capability of modules is derived from the module metadata. <text:span text:style-name="T71">This should include best effort to map the module version to bundle version.</text:span></text:p>
        </text:list-item>
        <text:list-item>
          <text:p text:style-name="P54"><text:span text:style-name="T115">D-2: </text:span><text:span text:style-name="T10">Must</text:span><text:span text:style-name="T68"> be able to resolve a bundle’s package import to a package exported by a module.</text:span></text:p>
        </text:list-item>
        <text:list-item>
          <text:p text:style-name="P61"><text:span text:style-name="T115">D-3</text:span>: <text:span text:style-name="T10">Must not </text:span><text:span text:style-name="T24">allow </text:span><text:span text:style-name="T25">a </text:span><text:span text:style-name="T24">bundle’</text:span><text:span text:style-name="T25">s</text:span><text:span text:style-name="T24"> package </text:span><text:span text:style-name="T48">import </text:span><text:span text:style-name="T39">to </text:span><text:span text:style-name="T24">be resolved to a module’s </text:span><text:span text:style-name="T49">package export </text:span><text:span text:style-name="T24">when </text:span><text:span text:style-name="T25">that module exports </text:span><text:span text:style-name="T50">the</text:span><text:span text:style-name="T25"> package </text:span><text:span text:style-name="T53">only </text:span><text:span text:style-name="T25">to a </text:span><text:span text:style-name="T51">restricted</text:span><text:span text:style-name="T24"> set of </text:span><text:span text:style-name="T62">other </text:span><text:span text:style-name="T24">modules</text:span><text:span text:style-name="T23">. </text:span><text:span text:style-name="T54">For example such exports may be omitted from the module encoding into a resource.</text:span></text:p>
        </text:list-item>
        <text:list-item>
          <text:p text:style-name="P62"><text:span text:style-name="T115">D-4</text:span>: <text:span text:style-name="T10">M</text:span><text:span text:style-name="T9">ust not</text:span> allow a <text:span text:style-name="T68">m</text:span>odule’<text:span text:style-name="T68">s</text:span> <text:span text:style-name="T111">requirement for another module to be resolved to a bundle</text:span>.</text:p>
        </text:list-item>
        <text:list-item>
          <text:p text:style-name="P58"><text:span text:style-name="T34">D-5</text:span>: <text:span text:style-name="T10">M</text:span><text:span text:style-name="T9">ust</text:span> <text:span text:style-name="T69">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12">s</text:span></text:h>
      <text:list xml:id="list150425405760064" text:continue-numbering="true" text:style-name="L2">
        <text:list-item>
          <text:p text:style-name="P55"><text:span text:style-name="T76">S-1: </text:span><text:span text:style-name="T18">May</text:span><text:span text:style-name="T76">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3">S-2: <text:span text:style-name="T9">May resolve</text:span> a bundle <text:span text:style-name="T114">requirement in the </text:span><text:span text:style-name="T110">osgi.serviceloader</text:span><text:span text:style-name="T114"> namespace to a module service</text:span>.</text:p>
        </text:list-item>
        <text:list-item>
          <text:p text:style-name="P64">S-3: <text:span text:style-name="T9">Must not</text:span> resolve a module’<text:span text:style-name="T125">s</text:span> service <text:span text:style-name="T116">requirement to </text:span>bundle <text:span text:style-name="T117">capability in the </text:span><text:span text:style-name="T110">osgi.serviceloader</text:span><text:span text:style-name="T114"> namespace should </text:span>MS-2 <text:span text:style-name="T126">be</text:span> implemented.</text:p>
        </text:list-item>
      </text:list>
      <text:h text:style-name="Heading_20_2" text:outline-level="2"><text:soft-page-break/>Third <text:span text:style-name="T72">P</text:span>arty <text:span text:style-name="T72">M</text:span>odules</text:h>
      <text:list xml:id="list150425339737551" text:continue-numbering="true" text:style-name="L2">
        <text:list-item>
          <text:p text:style-name="P65"><text:span text:style-name="T65">T</text:span><text:span text:style-name="T35">-1:</text:span><text:span text:style-name="T22"> </text:span><text:span text:style-name="T11">M</text:span><text:span text:style-name="T9">ust </text:span><text:span text:style-name="T22">allow </text:span><text:span text:style-name="T26">m</text:span><text:span text:style-name="T22">odules not provided by the JRE to participate in the resolution process as equal peers to the JRE modules.</text:span></text:p>
        </text:list-item>
      </text:list>
      <text:h text:style-name="P45" text:outline-level="2"><text:span text:style-name="T69">M</text:span>odule <text:span text:style-name="T72">Validation</text:span></text:h>
      <text:list xml:id="list150425597638220" text:continue-numbering="true" text:style-name="L2">
        <text:list-item>
          <text:p text:style-name="P68"><text:span text:style-name="T36">V</text:span><text:span text:style-name="T32">-</text:span><text:span text:style-name="T36">1</text:span><text:span text:style-name="T32">: </text:span><text:span text:style-name="T15">Must not</text:span><text:span text:style-name="T32"> allow two modules with the same name to simultaneously participate in the resolution </text:span><text:span text:style-name="T31">result.</text:span></text:p>
        </text:list-item>
        <text:list-item>
          <text:p text:style-name="P66"><text:span text:style-name="T36">V-2</text:span><text:span text:style-name="T31">: </text:span><text:span text:style-name="T11">M</text:span><text:span text:style-name="T16">ay </text:span><text:span text:style-name="T13">not </text:span><text:span text:style-name="T29">allow </text:span><text:span text:style-name="T31">for</text:span><text:span text:style-name="T13"> </text:span><text:span text:style-name="T31">two modules </text:span><text:span text:style-name="T40">to </text:span><text:span text:style-name="T31">export the same package and be part of the resolution.</text:span></text:p>
        </text:list-item>
        <text:list-item>
          <text:p text:style-name="P56"><text:span text:style-name="T36">V-3: </text:span><text:span text:style-name="T17">May not</text:span><text:span text:style-name="T36"> allow modules participating in the solution to form a dependency cycle.</text:span></text:p>
        </text:list-item>
      </text:list>
      <text:h text:style-name="P45" text:outline-level="2"><text:span text:style-name="T69">M</text:span>odule Metadata Enhancement</text:h>
      <text:list xml:id="list150426948534703" text:continue-numbering="true" text:style-name="L2">
        <text:list-item>
          <text:p text:style-name="P67"><text:span text:style-name="T37">E</text:span><text:span text:style-name="T22">-</text:span><text:span text:style-name="T37">1</text:span><text:span text:style-name="T22">: </text:span><text:span text:style-name="T11">S</text:span><text:span text:style-name="T9">hould </text:span><text:span text:style-name="T22">allow </text:span><text:span text:style-name="T26">module </text:span><text:span text:style-name="T57">requirements for other modules </text:span><text:span text:style-name="T22">to be enriched with version ranges. </text:span><text:span text:style-name="T41">For example</text:span><text:span text:style-name="T22"> if </text:span><text:span text:style-name="T58">the metadata of </text:span><text:span text:style-name="T22">module </text:span><text:span text:style-name="T104">A</text:span><text:span text:style-name="T22"> </text:span><text:span text:style-name="T58">says it </text:span><text:span text:style-name="T22">was build against module </text:span><text:span text:style-name="T104">B version </text:span><text:span text:style-name="T108">V</text:span><text:span text:style-name="T22"> </text:span><text:span text:style-name="T58">this can map to a resource requirement with version range</text:span><text:span text:style-name="T22"> </text:span><text:span text:style-name="T104">[</text:span><text:span text:style-name="T108">V</text:span><text:span text:style-name="T104">, infinity)</text:span><text:span text:style-name="T22">.</text:span></text:p>
        </text:list-item>
        <text:list-item>
          <text:p text:style-name="P69"><text:span text:style-name="T37">E-2</text:span><text:span text:style-name="T22">: </text:span><text:span text:style-name="T9">May</text:span><text:span text:style-name="T22"> allow bundle annotations </text:span><text:span text:style-name="T95">[needs reference] </text:span><text:span text:style-name="T22">to be used on Java modules to handle dependencies that can not be captured by </text:span><text:span text:style-name="T104">module-info.java</text:span></text:p>
        </text:list-item>
      </text:list>
      <text:h text:style-name="P46" text:outline-level="1">Document Support</text:h>
      <text:h text:style-name="P41" text:outline-level="2">References</text:h>
      <text:list xml:id="list2497942664" text:style-name="WW8Num3">
        <text:list-item>
          <text:p text:style-name="P40"><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
      <text:p text:style-name="P16"/>
      <text:p text:style-name="P16"/>
      <text:p text:style-name="P2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41" text:outline-level="2">Author’s Address</text:h>
      <text:p text:style-name="P25"/>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5"/>
      <text:h text:style-name="P41"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 svg:font-family="Consolas" style:font-family-generic="modern" style:font-pitch="fixed"/>
    <style:font-face style:name="Consolas1"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1"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9</text:page-number><text:s/>of <text:page-count style:num-format="1">10</text:page-count></text:p>
        <text:p text:style-name="Header"/>
        <text:p text:style-name="Header"><text:tab/>Draft<text:tab/><text:modification-date style:data-style-name="N76">October 3,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58</meta:editing-cycles>
    <meta:editing-duration>PT16H43M46S</meta:editing-duration>
    <dc:date>2018-10-03T15:04:24.703000000</dc:date>
    <meta:document-statistic meta:table-count="2" meta:image-count="2" meta:object-count="0" meta:page-count="10" meta:paragraph-count="137" meta:word-count="3317" meta:character-count="20663" meta:non-whitespace-character-count="17490"/>
    <meta:user-defined meta:name="Info"/>
    <meta:user-defined meta:name="Info 3"/>
    <meta:user-defined meta:name="Info 4"/>
    <meta:user-defined meta:name="RFP Title">RFP-190: Resolution of JPMS modules</meta:user-defined>
  </office:meta>
</office:document-meta>
</file>